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ae34" officeooo:paragraph-rsid="00396352"/>
    </style:style>
    <style:style style:name="P2" style:family="paragraph" style:parent-style-name="Text_20_body">
      <style:text-properties officeooo:rsid="0060defa" officeooo:paragraph-rsid="0066990f"/>
    </style:style>
    <style:style style:name="P3" style:family="paragraph" style:parent-style-name="Text_20_body">
      <style:text-properties officeooo:rsid="0066990f" officeooo:paragraph-rsid="0066990f"/>
    </style:style>
    <style:style style:name="P4" style:family="paragraph" style:parent-style-name="Heading_20_1">
      <style:text-properties officeooo:rsid="006803e3" officeooo:paragraph-rsid="006803e3"/>
    </style:style>
    <style:style style:name="T1" style:family="text">
      <style:text-properties fo:font-size="7pt" officeooo:rsid="003a148c" style:font-size-asian="7pt" style:font-size-complex="7pt"/>
    </style:style>
    <style:style style:name="T2" style:family="text">
      <style:text-properties fo:font-size="7pt" officeooo:rsid="002efa7f" style:font-size-asian="7pt" style:font-size-complex="7pt"/>
    </style:style>
    <style:style style:name="T3" style:family="text">
      <style:text-properties fo:font-size="7pt" officeooo:rsid="006464a5" style:font-size-asian="7pt" style:font-size-complex="7pt"/>
    </style:style>
    <style:style style:name="T4" style:family="text">
      <style:text-properties fo:font-size="7pt" officeooo:rsid="00663727" style:font-size-asian="7pt" style:font-size-complex="7pt"/>
    </style:style>
    <style:style style:name="T5" style:family="text">
      <style:text-properties fo:font-size="7pt" officeooo:rsid="006803e3" style:font-size-asian="7pt" style:font-size-complex="7pt"/>
    </style:style>
    <style:style style:name="T6" style:family="text">
      <style:text-properties fo:font-size="7pt" officeooo:rsid="0068e874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Extensions</text:h>
      <text:p text:style-name="P1"><text:span text:style-name="T6">19</text:span><text:span text:style-name="T1">0</text:span><text:span text:style-name="T4">9</text:span><text:span text:style-name="T6">2</text:span><text:span text:style-name="T4">1</text:span><text:span text:style-name="T2">, updated </text:span><text:span text:style-name="T5">21</text:span><text:span text:style-name="T2">.</text:span><text:span text:style-name="T3">9</text:span><text:span text:style-name="T2">.2019/pekka</text:span></text:p>
      <text:p text:style-name="P3">X…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21T02:51:56.904412823</dc:date>
    <meta:editing-duration>PT13H28M3S</meta:editing-duration>
    <meta:editing-cycles>71</meta:editing-cycles>
    <meta:generator>LibreOffice/6.2.4.2$Linux_X86_64 LibreOffice_project/20$Build-2</meta:generator>
    <meta:document-statistic meta:table-count="0" meta:image-count="0" meta:object-count="0" meta:page-count="1" meta:paragraph-count="3" meta:word-count="5" meta:character-count="43" meta:non-whitespace-character-count="41"/>
  </office:meta>
</office:document-meta>
</file>